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51cm" draw:marker-start-width="0.276cm" draw:marker-end="Arrowheads_20_1" draw:marker-end-width="0.376cm" draw:fill="none" draw:textarea-vertical-align="middle" fo:padding-top="0.15cm" fo:padding-bottom="0.15cm" fo:padding-left="0.275cm" fo:padding-right="0.275cm"/>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fill="solid" draw:fill-color="#ffffcc" draw:textarea-horizontal-align="justify" draw:textarea-vertical-align="middle" draw:auto-grow-height="false" fo:min-height="0cm" fo:min-width="0cm" draw:shadow="visible" draw:shadow-offset-x="0.203cm" draw:shadow-offset-y="0.203cm" draw:shadow-color="#e6e6e6"/>
    </style:style>
    <style:style style:name="gr4" style:family="graphic" style:parent-style-name="standard">
      <style:graphic-properties draw:stroke="solid" svg:stroke-color="#cccccc" draw:fill="solid" draw:fill-color="#e6e64c" draw:textarea-horizontal-align="justify" draw:textarea-vertical-align="middle" draw:auto-grow-height="false"/>
    </style:style>
    <style:style style:name="gr5" style:family="graphic" style:parent-style-name="standard">
      <style:graphic-properties draw:fill="solid" draw:fill-color="#cfe7f5" draw:textarea-horizontal-align="justify" draw:textarea-vertical-align="middle" draw:auto-grow-height="false" fo:min-height="0cm" fo:min-width="0cm" draw:shadow="visible" draw:shadow-offset-x="0.152cm" draw:shadow-offset-y="0.152cm" draw:shadow-color="#e6e6ff"/>
    </style:style>
    <style:style style:name="gr6" style:family="graphic" style:parent-style-name="objectwithoutfill">
      <style:graphic-properties svg:stroke-width="0.051cm" svg:stroke-color="#000000" draw:marker-start-width="0.276cm" draw:marker-end="Arrowheads_20_1" draw:marker-end-width="0.376cm" draw:fill="none" draw:textarea-vertical-align="middle" fo:padding-top="0.15cm" fo:padding-bottom="0.15cm" fo:padding-left="0.275cm" fo:padding-right="0.275cm"/>
    </style:style>
    <style:style style:name="gr7" style:family="graphic" style:parent-style-name="standard">
      <style:graphic-properties draw:fill="solid" draw:fill-color="#e6e6e6" draw:textarea-horizontal-align="justify" draw:textarea-vertical-align="middle" draw:auto-grow-height="false" fo:min-height="0cm" fo:min-width="0cm" fo:wrap-option="no-wrap" draw:shadow="visible" draw:shadow-offset-x="0.152cm" draw:shadow-offset-y="0.152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style:font-name="Century Schoolbook L" fo:font-size="12pt" style:font-size-asian="12pt" style:font-size-complex="12pt"/>
    </style:style>
    <style:style style:name="P3" style:family="paragraph">
      <style:text-properties fo:color="#666666"/>
    </style:style>
    <style:style style:name="T1" style:family="text">
      <style:text-properties style:font-name="Century Schoolbook L" fo:font-size="14pt" style:font-size-asian="14pt" style:font-size-complex="14pt"/>
    </style:style>
    <style:style style:name="T2" style:family="text">
      <style:text-properties fo:color="#666666" style:font-name="Century Schoolbook L" fo:font-size="12pt" style:font-size-asian="12pt" style:font-size-complex="12pt"/>
    </style:style>
    <style:style style:name="T3" style:family="text">
      <style:text-properties style:font-name="Courier1" fo:font-size="10.5pt" fo:font-weight="bold" style:font-size-asian="10.5pt" style:font-weight-asian="bold" style:font-size-complex="10.5pt" style:font-weight-complex="bold"/>
    </style:style>
    <style:style style:name="T4" style:family="text">
      <style:text-properties fo:color="#666666" style:font-name="Century Schoolbook L"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485cm" svg:y1="3.472cm" svg:x2="8.787cm" svg:y2="3.472cm">
          <text:p/>
        </draw:line>
        <draw:polygon draw:style-name="gr2" draw:text-style-name="P1" draw:layer="layout" svg:width="0cm" svg:height="0cm" svg:x="1.016cm" svg:y="8.237cm" svg:viewBox="0 0 0 0" draw:points="0,0">
          <text:p/>
        </draw:polygon>
        <draw:polygon draw:style-name="gr2" draw:text-style-name="P1" draw:layer="layout" svg:width="0cm" svg:height="0cm" svg:x="19.66cm" svg:y="20.681cm" svg:viewBox="0 0 0 0" draw:points="0,0">
          <text:p/>
        </draw:polygon>
        <draw:custom-shape draw:style-name="gr3" draw:text-style-name="P1" xml:id="id2" draw:id="id2" draw:layer="layout" svg:width="5.757cm" svg:height="3.912cm" svg:x="8.754cm" svg:y="1.516cm">
          <text:p text:style-name="P1"><text:span text:style-name="T1"/></text:p>
          <text:p text:style-name="P1"><text:span text:style-name="T1">COMPONENT</text:span></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08cm" svg:height="1.524cm" svg:x="9.092cm" svg:y="3.152cm">
          <text:p text:style-name="P1"><text:span text:style-name="T2">… </text:span><text:span text:style-name="T2">unit of code ...</text:span></text:p>
          <text:p text:style-name="P1"><text:span text:style-name="T3">device.set_position()</text:span></text:p>
          <draw:enhanced-geometry svg:viewBox="0 0 21600 21600" draw:type="rectangle" draw:enhanced-path="M 0 0 L 21600 0 21600 21600 0 21600 0 0 Z N"/>
        </draw:custom-shape>
        <draw:custom-shape draw:style-name="gr5" draw:text-style-name="P1" xml:id="id3" draw:id="id3" draw:layer="layout" svg:width="6.223cm" svg:height="1.151cm" svg:x="0.64cm" svg:y="4.48cm">
          <text:p text:style-name="P1"><text:span text:style-name="T1">UNI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6.223cm" svg:height="1.151cm" svg:x="0.642cm" svg:y="2.882cm">
          <text:p text:style-name="P1"><text:span text:style-name="T1">INTEGRATIO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1" draw:id="id1" draw:layer="layout" svg:width="6.223cm" svg:height="1.151cm" svg:x="0.644cm" svg:y="1.284cm">
          <text:p text:style-name="P1"><text:span text:style-name="T1">FUNCTIONAL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 draw:text-style-name="P1" draw:layer="layout" draw:line-skew="-0.231cm" svg:x1="3.755cm" svg:y1="1.284cm" svg:x2="11.632cm" svg:y2="1.516cm" draw:start-shape="id1" draw:start-glue-point="0" draw:end-shape="id2" svg:d="M3755 1284v-733h7877v965" svg:viewBox="0 0 7878 966">
          <text:p/>
        </draw:connector>
        <draw:connector draw:style-name="gr6" draw:text-style-name="P1" draw:layer="layout" svg:x1="3.751cm" svg:y1="5.631cm" svg:x2="11.632cm" svg:y2="4.676cm" draw:start-shape="id3" draw:start-glue-point="2" draw:end-shape="id4" svg:d="M3751 5631v653h7881v-1608" svg:viewBox="0 0 7882 1609">
          <text:p/>
        </draw:connector>
        <draw:custom-shape draw:style-name="gr3" draw:text-style-name="P1" xml:id="id5" draw:id="id5" draw:layer="layout" svg:width="5.757cm" svg:height="3.912cm" svg:x="15.856cm" svg:y="1.518cm">
          <text:p text:style-name="P1"><text:span text:style-name="T1"/></text:p>
          <text:p text:style-name="P1"><text:span text:style-name="T1">DEVICE</text:span></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5.08cm" svg:height="1.524cm" svg:x="16.194cm" svg:y="3.154cm">
          <text:p text:style-name="P1"><text:span text:style-name="T2">… </text:span><text:span text:style-name="T2">unit of code ...</text:span></text:p>
          <text:p text:style-name="P1"><text:span text:style-name="T3">hw.set_position()</text:span></text:p>
          <draw:enhanced-geometry svg:viewBox="0 0 21600 21600" draw:type="rectangle" draw:enhanced-path="M 0 0 L 21600 0 21600 21600 0 21600 0 0 Z N"/>
        </draw:custom-shape>
        <draw:custom-shape draw:style-name="gr7" draw:text-style-name="P1" draw:layer="layout" svg:width="5.837cm" svg:height="4.76cm" draw:transform="skewX (-0.00907571211037054) rotate (-0.150447381521911) translate (23.018cm 1.041cm)">
          <text:p text:style-name="P1"><text:span text:style-name="T1"/></text:p>
          <draw:enhanced-geometry svg:viewBox="0 0 21600 21600" draw:text-areas="3000 3320 17110 17330" draw:mirror-vertical="false" draw:mirror-horizont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3" draw:layer="layout" svg:width="4.63cm" svg:height="2.18cm" svg:x="23.407cm" svg:y="2.673cm">
          <draw:text-box>
            <text:p text:style-name="P1"><text:span text:style-name="T4"><text:s text:c="3"/></text:span><text:span text:style-name="T4">SIMULATOR</text:span></text:p>
            <text:p text:style-name="P1"><text:span text:style-name="T4">or</text:span></text:p>
            <text:p text:style-name="P1"><text:span text:style-name="T4">REAL WORD <text:s text:c="6"/></text:span></text:p>
          </draw:text-box>
        </draw:frame>
        <draw:connector draw:style-name="gr6" draw:text-style-name="P1" draw:layer="layout" svg:x1="14.172cm" svg:y1="3.914cm" svg:x2="15.856cm" svg:y2="3.474cm" draw:start-shape="id4" draw:start-glue-point="1" draw:end-shape="id5" svg:d="M14172 3914h842v-440h842" svg:viewBox="0 0 1685 441">
          <text:p/>
        </draw:connector>
        <draw:line draw:style-name="gr1" draw:text-style-name="P1" draw:layer="layout" svg:x1="21.268cm" svg:y1="3.853cm" svg:x2="22.919cm" svg:y2="3.85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580" svg:d="M1013 1491l118 89-567-1580-564 1580 114-85 136-68 148-46 161-17 161 13 153 46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102cm" draw:shadow-offset-y="0.102cm" draw:shadow-color="#ccccc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21cm" fo:page-height="6.85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o Buttu</meta:initial-creator>
    <meta:creation-date>2015-03-28T17:15:54.718047606</meta:creation-date>
    <dc:date>2015-04-08T19:22:05.566945424</dc:date>
    <dc:creator>Marco Buttu</dc:creator>
    <meta:editing-duration>PT3H12M47S</meta:editing-duration>
    <meta:editing-cycles>28</meta:editing-cycles>
    <meta:generator>LibreOffice/4.2.6.3$Linux_X86_64 LibreOffice_project/420m0$Build-3</meta:generator>
    <meta:document-statistic meta:object-count="16"/>
  </office:meta>
</office:document-meta>
</file>